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3" style:family="paragraph" style:parent-style-name="Heading_20_2">
      <style:text-properties fo:font-variant="normal" fo:text-transform="none" fo:color="#000000" style:text-line-through-style="none" style:font-name="Arial1" fo:font-size="18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bookmark text:name="internal-source-marker_0.3374454263093144"/>Вопросы на экзамен</text:h>
      <text:p text:style-name="Text_20_body"><text:span text:style-name="T1">Меня не интересуют тонкие нюансы техник и методов, типа знания формул наизусть и т.д. Меня интересуют идеи и ключевые моменты. Вспомните вопросы, которые я задавала при защите лабораторных по компьютерной графике на четвертом курсе, типа “что такое z-тест?”. Я хочу, чтобы вы понимали, почему написана та или иная фраза в презентации.</text:span><text:line-break/><text:span text:style-name="T1">Надо выбрать 3 вопроса (наугад), подумать и ответить. Ничего писать не надо, можно пользоваться распечатками презентаций.</text:span><text:line-break/><text:span text:style-name="T1">Ответил на 3 вопроса, оценка  5, на 2 - 4, на 1 -  3. Ограничение сверху на оценку по результатам лабораторных остается в силе.</text:span></text:p>
      <text:list xml:id="list629709428" text:style-name="L1">
        <text:list-item>
          <text:p text:style-name="P1">Bump Mapping (+ Environment mapped bump mapping)</text:p>
        </text:list-item>
        <text:list-item>
          <text:p text:style-name="P1">Normal Mapping</text:p>
        </text:list-item>
        <text:list-item>
          <text:p text:style-name="P1">Parallax Mapping</text:p>
        </text:list-item>
        <text:list-item>
          <text:p text:style-name="P1">Displacement Mapping</text:p>
        </text:list-item>
        <text:list-item>
          <text:p text:style-name="P1">Rendering Equation, BRDF - общие положения</text:p>
        </text:list-item>
        <text:list-item>
          <text:p text:style-name="P1">Аналитические модели BRDF</text:p>
        </text:list-item>
        <text:list-item>
          <text:p text:style-name="P1">Компрессия BRDF</text:p>
        </text:list-item>
        <text:list-item>
          <text:p text:style-name="P1">BTDF</text:p>
        </text:list-item>
        <text:list-item>
          <text:p text:style-name="P1">BSSRDF</text:p>
        </text:list-item>
        <text:list-item>
          <text:p text:style-name="P1">BSDF</text:p>
        </text:list-item>
        <text:list-item>
          <text:p text:style-name="P1">Локальное освещение против глобального</text:p>
        </text:list-item>
        <text:list-item>
          <text:p text:style-name="P1">Prefiltered Environment Maps</text:p>
        </text:list-item>
        <text:list-item>
          <text:p text:style-name="P1">Spherical Harmonics - теория</text:p>
        </text:list-item>
        <text:list-item>
          <text:p text:style-name="P1">Spherical Harmonics (PRT) - применение для расчета освещения объекта </text:p>
        </text:list-item>
        <text:list-item>
          <text:p text:style-name="P1">Sphercal Harmonics (PRT) - динамические сцены</text:p>
        </text:list-item>
        <text:list-item>
          <text:p text:style-name="P1">Ambient Occlusion</text:p>
        </text:list-item>
        <text:list-item>
          <text:p text:style-name="P1">PostProcessEffects - идея</text:p>
        </text:list-item>
        <text:list-item>
          <text:p text:style-name="P1">PostProcessEffects  - простые эффекты</text:p>
        </text:list-item>
        <text:list-item>
          <text:p text:style-name="P1">PostProcessEffects  - </text:p>
          <text:list>
            <text:list-item>
              <text:p text:style-name="P1">Kawase's blur</text:p>
            </text:list-item>
            <text:list-item>
              <text:p text:style-name="P1">Bloom</text:p>
            </text:list-item>
            <text:list-item>
              <text:p text:style-name="P1">Motion Blur</text:p>
            </text:list-item>
          </text:list>
        </text:list-item>
        <text:list-item>
          <text:p text:style-name="P1">PostProcessEffects </text:p>
          <text:list>
            <text:list-item>
              <text:p text:style-name="P1">Heat Distortio</text:p>
            </text:list-item>
            <text:list-item>
              <text:p text:style-name="P1">Depth of Field</text:p>
            </text:list-item>
            <text:list-item>
              <text:p text:style-name="P1">Lens Blur</text:p>
            </text:list-item>
            <text:list-item>
              <text:p text:style-name="P1">FocusBlur</text:p>
            </text:list-item>
          </text:list>
        </text:list-item>
        <text:list-item>
          <text:p text:style-name="P1">PostProcessEffects - HDR - основы</text:p>
        </text:list-item>
        <text:list-item>
          <text:p text:style-name="P1">PostProcessEffects - HDR - функциональный подход</text:p>
        </text:list-item>
        <text:list-item>
          <text:p text:style-name="P1">PostProcessEffects - HDR - гистограммный подход</text:p>
        </text:list-item>
        <text:list-item>
          <text:p text:style-name="P1">Тени - базовые технологии - геометрические тени</text:p>
        </text:list-item>
        <text:list-item>
          <text:p text:style-name="P1">Тени - базовые технологии - текстурные тени</text:p>
        </text:list-item>
        <text:list-item>
          <text:p text:style-name="P1">Тени - Perspective Shadow Maps (PSM)</text:p>
        </text:list-item>
        <text:list-item>
          <text:p text:style-name="P1">Тени - Trapezoidal Shadow Maps (TSM)</text:p>
        </text:list-item>
        <text:list-item>
          <text:p text:style-name="P1">Тени - Light Space Perspective Shadow Maps (LiSPSM)</text:p>
        </text:list-item>
        <text:list-item>
          <text:p text:style-name="P1">Тени - Cascaded Shadow Maps (CSM)</text:p>
        </text:list-item>
        <text:list-item>
          <text:p text:style-name="P1">Тени - Percentage close-filtering (PCF)</text:p>
        </text:list-item>
        <text:list-item>
          <text:p text:style-name="P1">Тени - Variance Shadow Maps (VSM)</text:p>
        </text:list-item>
        <text:list-item>
          <text:p text:style-name="P1">Тени - Convolution Shadow Maps (CSM)</text:p>
        </text:list-item>
        <text:list-item>
          <text:p text:style-name="P2"><text:span text:style-name="T1">Тени - Exponential Shadow Maps (ESM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 PL UMing HK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05T21:15:07</meta:creation-date>
    <dc:date>2011-06-06T07:14:59</dc:date>
    <dc:creator>Vladimir Rutsky</dc:creator>
    <meta:editing-duration>PT9H59M54S</meta:editing-duration>
    <meta:editing-cycles>2</meta:editing-cycles>
    <meta:generator>LibreOffice/3.3$Unix LibreOffice_project/330m19$Build-202</meta:generator>
    <meta:printed-by>Vladimir Rutsky</meta:printed-by>
    <meta:print-date>2011-06-06T07:02:52</meta:print-date>
    <meta:document-statistic meta:table-count="0" meta:image-count="0" meta:object-count="0" meta:page-count="1" meta:paragraph-count="42" meta:word-count="293" meta:character-count="1814"/>
  </office:meta>
</office:document-meta>
</file>